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98cm"/>
    </style:style>
    <style:style style:name="co2" style:family="table-column">
      <style:table-column-properties fo:break-before="auto" style:column-width="4.165cm"/>
    </style:style>
    <style:style style:name="co3" style:family="table-column">
      <style:table-column-properties fo:break-before="auto" style:column-width="1.014cm"/>
    </style:style>
    <style:style style:name="co4" style:family="table-column">
      <style:table-column-properties fo:break-before="auto" style:column-width="0.542cm"/>
    </style:style>
    <style:style style:name="co5" style:family="table-column">
      <style:table-column-properties fo:break-before="auto" style:column-width="0.566cm"/>
    </style:style>
    <style:style style:name="co6" style:family="table-column">
      <style:table-column-properties fo:break-before="auto" style:column-width="0.58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1.462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0.896cm"/>
    </style:style>
    <style:style style:name="co11" style:family="table-column">
      <style:table-column-properties fo:break-before="auto" style:column-width="1.226cm"/>
    </style:style>
    <style:style style:name="co12" style:family="table-column">
      <style:table-column-properties fo:break-before="auto" style:column-width="1.132cm"/>
    </style:style>
    <style:style style:name="co13" style:family="table-column">
      <style:table-column-properties fo:break-before="auto" style:column-width="1.321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CTree</text:p>
          </table:table-cell>
          <table:table-cell office:value-type="string">
            <text:p>table</text:p>
          </table:table-cell>
          <table:table-cell office:value-type="string">
            <text:p>THBF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B</text:p>
          </table:table-cell>
          <table:table-cell office:value-type="string">
            <text:p>F</text:p>
          </table:table-cell>
          <table:table-cell office:value-type="string">
            <text:p>colsplit</text:p>
          </table:table-cell>
          <table:table-cell office:value-type="string">
            <text:p>rowsplit</text:p>
          </table:table-cell>
          <table:table-cell office:value-type="string">
            <text:p>subtab</text:p>
          </table:table-cell>
          <table:table-cell office:value-type="string">
            <text:p>suscript</text:p>
          </table:table-cell>
          <table:table-cell office:value-type="string">
            <text:p>legacy</text:p>
          </table:table-cell>
          <table:table-cell office:value-type="string">
            <text:p>diacritic</text:p>
          </table:table-cell>
          <table:table-cell office:value-type="string">
            <text:p>format</text:p>
          </table:table-cell>
          <table:table-cell office:value-type="string">
            <text:p>rotate</text:p>
          </table:table-cell>
          <table:table-cell office:value-type="string">
            <text:p>contin</text:p>
          </table:table-cell>
          <table:table-cell office:value-type="string">
            <text:p>weird</text:p>
          </table:table-cell>
        </table:table-row>
        <table:table-row table:style-name="ro2">
          <table:table-cell office:value-type="string">
            <text:p>10.1007_s00213-015-4198-1</text:p>
          </table:table-cell>
          <table:table-cell table:number-columns-repeated="16"/>
        </table:table-row>
        <table:table-row table:style-name="ro1">
          <table:table-cell office:value-type="string">
            <text:p>10.1007_s00213-015-4198-1/pdftable</text:p>
          </table:table-cell>
          <table:table-cell office:value-type="string">
            <text:p>doubleTable1.html</text:p>
          </table:table-cell>
          <table:table-cell table:number-columns-repeated="5"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6"/>
        </table:table-row>
        <table:table-row table:style-name="ro2">
          <table:table-cell office:value-type="string">
            <text:p>10.1007_s00213-016-4471-y</text:p>
          </table:table-cell>
          <table:table-cell table:number-columns-repeated="16"/>
        </table:table-row>
        <table:table-row table:style-name="ro1">
          <table:table-cell office:value-type="string">
            <text:p>10.1007_s00213-016-4471-y/pdftable</text:p>
          </table:table-cell>
          <table:table-cell office:value-type="string">
            <text:p>doubleTable1.html</text:p>
          </table:table-cell>
          <table:table-cell table:number-columns-repeated="5" office:value-type="string">
            <text:p>Y</text:p>
          </table:table-cell>
          <table:table-cell table:number-columns-repeated="9"/>
          <table:table-cell office:value-type="string">
            <text:p>H</text:p>
          </table:table-cell>
        </table:table-row>
        <table:table-row table:style-name="ro1">
          <table:table-cell office:value-type="string">
            <text:p>10.1007_s00213-016-4471-y/pdftable</text:p>
          </table:table-cell>
          <table:table-cell office:value-type="string">
            <text:p>doubleTable2.html</text:p>
          </table:table-cell>
          <table:table-cell table:number-columns-repeated="5" office:value-type="string">
            <text:p>Y</text:p>
          </table:table-cell>
          <table:table-cell table:number-columns-repeated="10"/>
        </table:table-row>
        <table:table-row table:style-name="ro1">
          <table:table-cell office:value-type="string">
            <text:p>10.1007_s00213-016-4471-y/pdftable</text:p>
          </table:table-cell>
          <table:table-cell office:value-type="string">
            <text:p>doubleTable3.html</text:p>
          </table:table-cell>
          <table:table-cell table:number-columns-repeated="5" office:value-type="string">
            <text:p>Y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10.1007_s00213-016-4471-y/pdftable</text:p>
          </table:table-cell>
          <table:table-cell office:value-type="string">
            <text:p>doubleTable4.html</text:p>
          </table:table-cell>
          <table:table-cell table:number-columns-repeated="5"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10.1007_s00213-016-4471-y/pdftable</text:p>
          </table:table-cell>
          <table:table-cell office:value-type="string">
            <text:p>doubleTable5.html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*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H-BAR</text:p>
          </table:table-cell>
          <table:table-cell table:number-columns-repeated="3"/>
        </table:table-row>
        <table:table-row table:style-name="ro1">
          <table:table-cell office:value-type="string">
            <text:p>10.1007_s00213-016-4471-y/pdftable</text:p>
          </table:table-cell>
          <table:table-cell office:value-type="string">
            <text:p>doubleTable6.html</text:p>
          </table:table-cell>
          <table:table-cell table:number-columns-repeated="2" office:value-type="string">
            <text:p>Y</text:p>
          </table:table-cell>
          <table:table-cell table:number-columns-repeated="3" office:value-type="string">
            <text:p>*</text:p>
          </table:table-cell>
          <table:table-cell table:number-columns-repeated="6"/>
          <table:table-cell office:value-type="string">
            <text:p>H-BAR</text:p>
          </table:table-cell>
          <table:table-cell table:number-columns-repeated="3"/>
        </table:table-row>
        <table:table-row table:style-name="ro1">
          <table:table-cell office:value-type="string">
            <text:p>10.1007_s00213-016-4471-y/pdftable</text:p>
          </table:table-cell>
          <table:table-cell office:value-type="string">
            <text:p>doubleTable7.html</text:p>
          </table:table-cell>
          <table:table-cell table:number-columns-repeated="5"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10.1007_s00213-016-4471-y/pdftable</text:p>
          </table:table-cell>
          <table:table-cell office:value-type="string">
            <text:p>doubleTable8.html</text:p>
          </table:table-cell>
          <table:table-cell table:number-columns-repeated="5"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10.1007_s00213-016-4471-y/pdftable</text:p>
          </table:table-cell>
          <table:table-cell office:value-type="string">
            <text:p>doubleTable9.html</text:p>
          </table:table-cell>
          <table:table-cell table:number-columns-repeated="4" office:value-type="string">
            <text:p>Y</text:p>
          </table:table-cell>
          <table:table-cell table:number-columns-repeated="11"/>
        </table:table-row>
        <table:table-row table:style-name="ro2">
          <table:table-cell office:value-type="string">
            <text:p>10.1007_s00213-016-4477-5</text:p>
          </table:table-cell>
          <table:table-cell table:number-columns-repeated="16"/>
        </table:table-row>
        <table:table-row table:style-name="ro1">
          <table:table-cell office:value-type="string">
            <text:p>10.1007_s00213-016-4477-5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2">
          <table:table-cell office:value-type="string">
            <text:p>10.1007_s12975-016-0496-0</text:p>
          </table:table-cell>
          <table:table-cell table:number-columns-repeated="16"/>
        </table:table-row>
        <table:table-row table:style-name="ro1">
          <table:table-cell office:value-type="string">
            <text:p>10.1007_s12975-016-0496-0/pdftable</text:p>
          </table:table-cell>
          <table:table-cell office:value-type="string">
            <text:p>doubleTable1.html</text:p>
          </table:table-cell>
          <table:table-cell table:number-columns-repeated="5" office:value-type="string">
            <text:p>Y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string">
            <text:p>10.1016_j.amepre.2016.07.024</text:p>
          </table:table-cell>
          <table:table-cell table:number-columns-repeated="16"/>
        </table:table-row>
        <table:table-row table:style-name="ro1">
          <table:table-cell office:value-type="string">
            <text:p>10.1016_j.amepre.2016.07.024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16_j.amepre.2016.07.024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16_j.amepre.2016.07.024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16_j.amepre.2016.08.013</text:p>
          </table:table-cell>
          <table:table-cell table:number-columns-repeated="16"/>
        </table:table-row>
        <table:table-row table:style-name="ro1">
          <table:table-cell office:value-type="string">
            <text:p>10.1016_j.amepre.2016.08.013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16_j.amepre.2016.08.013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16_j.jadohealth.2012.08.009</text:p>
          </table:table-cell>
          <table:table-cell table:number-columns-repeated="16"/>
        </table:table-row>
        <table:table-row table:style-name="ro1">
          <table:table-cell office:value-type="string">
            <text:p>10.1016_j.jadohealth.2012.08.009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16_j.jadohealth.2012.08.009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16_j.jadohealth.2012.08.009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16_j.jadohealth.2012.08.009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1016_j.jadohealth.2016.10.001</text:p>
          </table:table-cell>
          <table:table-cell table:number-columns-repeated="16"/>
        </table:table-row>
        <table:table-row table:style-name="ro1">
          <table:table-cell office:value-type="string">
            <text:p>10.1016_j.jadohealth.2016.10.001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16_j.jadohealth.2016.10.001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16_j.jadohealth.2016.10.001/pdftable</text:p>
          </table:table-cell>
          <table:table-cell office:value-type="string">
            <text:p>doubleTable2cont.html</text:p>
          </table:table-cell>
          <table:table-cell table:number-columns-repeated="15"/>
        </table:table-row>
        <table:table-row table:style-name="ro1">
          <table:table-cell office:value-type="string">
            <text:p>10.1016_j.jadohealth.2016.10.001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16_j.jadohealth.2016.10.001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2">
          <table:table-cell office:value-type="string">
            <text:p>10.1016_j.pain.2014.08.023</text:p>
          </table:table-cell>
          <table:table-cell table:number-columns-repeated="16"/>
        </table:table-row>
        <table:table-row table:style-name="ro1">
          <table:table-cell office:value-type="string">
            <text:p>10.1016_j.pain.2014.08.023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16_j.pain.2014.08.023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16_j.pain.2014.08.023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16_j.pain.2014.08.023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2">
          <table:table-cell office:value-type="string">
            <text:p>10.1016_j.pain.2014.09.020</text:p>
          </table:table-cell>
          <table:table-cell table:number-columns-repeated="16"/>
        </table:table-row>
        <table:table-row table:style-name="ro1">
          <table:table-cell office:value-type="string">
            <text:p>10.1016_j.pain.2014.09.020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16_j.pain.2014.09.020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16_j.pain.2014.09.020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16_j.pain.2014.09.020/pdftable</text:p>
          </table:table-cell>
          <table:table-cell office:value-type="string">
            <text:p>doubleTable3cont.html</text:p>
          </table:table-cell>
          <table:table-cell table:number-columns-repeated="15"/>
        </table:table-row>
        <table:table-row table:style-name="ro1">
          <table:table-cell office:value-type="string">
            <text:p>10.1016_j.pain.2014.09.020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2">
          <table:table-cell office:value-type="string">
            <text:p>10.1016_j.pain.2014.09.033</text:p>
          </table:table-cell>
          <table:table-cell table:number-columns-repeated="16"/>
        </table:table-row>
        <table:table-row table:style-name="ro1">
          <table:table-cell office:value-type="string">
            <text:p>10.1016_j.pain.2014.09.033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16_j.pain.2014.09.033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16_j.ypmed.2016.05.012</text:p>
          </table:table-cell>
          <table:table-cell table:number-columns-repeated="16"/>
        </table:table-row>
        <table:table-row table:style-name="ro1">
          <table:table-cell office:value-type="string">
            <text:p>10.1016_j.ypmed.2016.05.012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16_j.ypmed.2016.05.012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16_j.ypmed.2016.05.012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16_j.ypmed.2016.05.012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1016_j.ypmed.2016.05.012/pdftable</text:p>
          </table:table-cell>
          <table:table-cell office:value-type="string">
            <text:p>doubleTable5.html</text:p>
          </table:table-cell>
          <table:table-cell table:number-columns-repeated="15"/>
        </table:table-row>
        <table:table-row table:style-name="ro1">
          <table:table-cell office:value-type="string">
            <text:p>10.1016_j.ypmed.2016.09.005</text:p>
          </table:table-cell>
          <table:table-cell table:number-columns-repeated="16"/>
        </table:table-row>
        <table:table-row table:style-name="ro1">
          <table:table-cell office:value-type="string">
            <text:p>10.1016_j.ypmed.2016.09.005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16_j.ypmed.2016.09.005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16_j.ypmed.2016.09.005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2">
          <table:table-cell office:value-type="string">
            <text:p>10.1016_S0140-6736(16)30388-9</text:p>
          </table:table-cell>
          <table:table-cell table:number-columns-repeated="16"/>
        </table:table-row>
        <table:table-row table:style-name="ro1">
          <table:table-cell office:value-type="string">
            <text:p>10.1016_S0140-6736(16)30388-9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2">
          <table:table-cell office:value-type="string">
            <text:p>10.1016_S0140-6736(16)31461-1</text:p>
          </table:table-cell>
          <table:table-cell table:number-columns-repeated="16"/>
        </table:table-row>
        <table:table-row table:style-name="ro1">
          <table:table-cell office:value-type="string">
            <text:p>10.1016_S0140-6736(16)31461-1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16_S0140-6736(16)31461-1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2">
          <table:table-cell office:value-type="string">
            <text:p>10.1016_S0140-6736(16)31589-6</text:p>
          </table:table-cell>
          <table:table-cell table:number-columns-repeated="16"/>
        </table:table-row>
        <table:table-row table:style-name="ro1">
          <table:table-cell office:value-type="string">
            <text:p>10.1016_S0140-6736(16)31589-6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16_S0140-6736(16)31589-6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16_S0140-6736(16)31589-6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16_S0140-6736(16)31589-6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2">
          <table:table-cell office:value-type="string">
            <text:p>10.1016_S0140-6736(16)31590-2</text:p>
          </table:table-cell>
          <table:table-cell table:number-columns-repeated="16"/>
        </table:table-row>
        <table:table-row table:style-name="ro1">
          <table:table-cell office:value-type="string">
            <text:p>10.1016_S0140-6736(16)31590-2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16_S0140-6736(16)31590-2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16_S0140-6736(16)31590-2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16_S0140-6736(16)31590-2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2">
          <table:table-cell office:value-type="string">
            <text:p>10.1016_S0140-6736(16)32507-7</text:p>
          </table:table-cell>
          <table:table-cell table:number-columns-repeated="16"/>
        </table:table-row>
        <table:table-row table:style-name="ro1">
          <table:table-cell office:value-type="string">
            <text:p>10.1016_S0140-6736(16)32507-7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16_S0140-6736(16)32507-7/pdftable</text:p>
          </table:table-cell>
          <table:table-cell office:value-type="string">
            <text:p>doubleTable1cont.html</text:p>
          </table:table-cell>
          <table:table-cell table:number-columns-repeated="15"/>
        </table:table-row>
        <table:table-row table:style-name="ro1">
          <table:table-cell office:value-type="string">
            <text:p>10.1016_S0140-6736(16)32507-7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16_S0140-6736(16)32507-7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16_S0140-6736(16)32507-7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1038_ejcn.2016.222</text:p>
          </table:table-cell>
          <table:table-cell table:number-columns-repeated="16"/>
        </table:table-row>
        <table:table-row table:style-name="ro1">
          <table:table-cell office:value-type="string">
            <text:p>10.1038_ejcn.2016.222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38_ejcn.2016.222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38_ejcn.2016.222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38_ijo.2016.206</text:p>
          </table:table-cell>
          <table:table-cell table:number-columns-repeated="16"/>
        </table:table-row>
        <table:table-row table:style-name="ro1">
          <table:table-cell office:value-type="string">
            <text:p>10.1038_ijo.2016.206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38_ijo.2016.206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38_ijo.2016.206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38_ijo.2016.206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1038_ijo.2016.206/pdftable</text:p>
          </table:table-cell>
          <table:table-cell office:value-type="string">
            <text:p>doubleTable5.html</text:p>
          </table:table-cell>
          <table:table-cell table:number-columns-repeated="15"/>
        </table:table-row>
        <table:table-row table:style-name="ro2">
          <table:table-cell office:value-type="string">
            <text:p>10.1038_pr.2016.187</text:p>
          </table:table-cell>
          <table:table-cell table:number-columns-repeated="16"/>
        </table:table-row>
        <table:table-row table:style-name="ro1">
          <table:table-cell office:value-type="string">
            <text:p>10.1038_pr.2016.187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38_pr.2016.187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38_pr.2016.187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38_pr.2016.187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2">
          <table:table-cell office:value-type="string">
            <text:p>10.1038_srep37826</text:p>
          </table:table-cell>
          <table:table-cell table:number-columns-repeated="16"/>
        </table:table-row>
        <table:table-row table:style-name="ro1">
          <table:table-cell office:value-type="string">
            <text:p>10.1038_srep37826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38_srep37826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38_srep37826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38_srep37826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1038_srep37826/pdftable</text:p>
          </table:table-cell>
          <table:table-cell office:value-type="string">
            <text:p>doubleTable5.html</text:p>
          </table:table-cell>
          <table:table-cell table:number-columns-repeated="15"/>
        </table:table-row>
        <table:table-row table:style-name="ro2">
          <table:table-cell office:value-type="string">
            <text:p>10.1038_srep39471</text:p>
          </table:table-cell>
          <table:table-cell table:number-columns-repeated="16"/>
        </table:table-row>
        <table:table-row table:style-name="ro1">
          <table:table-cell office:value-type="string">
            <text:p>10.1038_srep39471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38_srep39471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38_srep39471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2">
          <table:table-cell office:value-type="string">
            <text:p>10.1080_00207454.2016.1185421</text:p>
          </table:table-cell>
          <table:table-cell table:number-columns-repeated="16"/>
        </table:table-row>
        <table:table-row table:style-name="ro1">
          <table:table-cell office:value-type="string">
            <text:p>10.1080_00207454.2016.1185421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80_00207454.2016.1185421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80_00207454.2016.1185421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80_00207454.2016.1185421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2">
          <table:table-cell office:value-type="string">
            <text:p>10.1080_00207454.2016.1194274</text:p>
          </table:table-cell>
          <table:table-cell table:number-columns-repeated="16"/>
        </table:table-row>
        <table:table-row table:style-name="ro1">
          <table:table-cell office:value-type="string">
            <text:p>10.1080_00207454.2016.1194274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80_00207454.2016.1194274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080_00207454.2016.1194274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080_00207454.2016.1194274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2">
          <table:table-cell office:value-type="string">
            <text:p>10.1097_j.pain.0000000000000579</text:p>
          </table:table-cell>
          <table:table-cell table:number-columns-repeated="16"/>
        </table:table-row>
        <table:table-row table:style-name="ro1">
          <table:table-cell office:value-type="string">
            <text:p>10.1097_j.pain.0000000000000579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097_j.pain.0000000000000579/pdftable</text:p>
          </table:table-cell>
          <table:table-cell office:value-type="string">
            <text:p>doubleTable1cont1.html</text:p>
          </table:table-cell>
          <table:table-cell table:number-columns-repeated="15"/>
        </table:table-row>
        <table:table-row table:style-name="ro1">
          <table:table-cell office:value-type="string">
            <text:p>10.1097_j.pain.0000000000000579/pdftable</text:p>
          </table:table-cell>
          <table:table-cell office:value-type="string">
            <text:p>doubleTable1cont2.html</text:p>
          </table:table-cell>
          <table:table-cell table:number-columns-repeated="15"/>
        </table:table-row>
        <table:table-row table:style-name="ro2">
          <table:table-cell office:value-type="string">
            <text:p>10.1097_WNR.0000000000000118</text:p>
          </table:table-cell>
          <table:table-cell table:number-columns-repeated="16"/>
        </table:table-row>
        <table:table-row table:style-name="ro1">
          <table:table-cell office:value-type="string">
            <text:p>10.1097_WNR.0000000000000118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11_bph.13646</text:p>
          </table:table-cell>
          <table:table-cell table:number-columns-repeated="16"/>
        </table:table-row>
        <table:table-row table:style-name="ro1">
          <table:table-cell office:value-type="string">
            <text:p>10.1111_bph.13646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11_bph.13654</text:p>
          </table:table-cell>
          <table:table-cell table:number-columns-repeated="16"/>
        </table:table-row>
        <table:table-row table:style-name="ro1">
          <table:table-cell office:value-type="string">
            <text:p>10.1111_bph.13654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11_bph.13654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11_ejn.13382</text:p>
          </table:table-cell>
          <table:table-cell table:number-columns-repeated="16"/>
        </table:table-row>
        <table:table-row table:style-name="ro1">
          <table:table-cell office:value-type="string">
            <text:p>10.1111_ejn.13382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11_ejn.13418</text:p>
          </table:table-cell>
          <table:table-cell table:number-columns-repeated="16"/>
        </table:table-row>
        <table:table-row table:style-name="ro1">
          <table:table-cell office:value-type="string">
            <text:p>10.1111_ejn.13418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11_ejn.13418/pdftable</text:p>
          </table:table-cell>
          <table:table-cell office:value-type="string">
            <text:p>doubleTable1cont1.html</text:p>
          </table:table-cell>
          <table:table-cell table:number-columns-repeated="15"/>
        </table:table-row>
        <table:table-row table:style-name="ro1">
          <table:table-cell office:value-type="string">
            <text:p>10.1111_ejn.13418/pdftable</text:p>
          </table:table-cell>
          <table:table-cell office:value-type="string">
            <text:p>doubleTable1cont2.html</text:p>
          </table:table-cell>
          <table:table-cell table:number-columns-repeated="15"/>
        </table:table-row>
        <table:table-row table:style-name="ro1">
          <table:table-cell office:value-type="string">
            <text:p>10.1111_ejn.13418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11_nyas.13192</text:p>
          </table:table-cell>
          <table:table-cell table:number-columns-repeated="16"/>
        </table:table-row>
        <table:table-row table:style-name="ro1">
          <table:table-cell office:value-type="string">
            <text:p>10.1111_nyas.13192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11_nyas.13192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11_nyas.13192/pdftable</text:p>
          </table:table-cell>
          <table:table-cell office:value-type="string">
            <text:p>doubleTable2cont.html</text:p>
          </table:table-cell>
          <table:table-cell table:number-columns-repeated="15"/>
        </table:table-row>
        <table:table-row table:style-name="ro1">
          <table:table-cell office:value-type="string">
            <text:p>10.1111_nyas.13294</text:p>
          </table:table-cell>
          <table:table-cell table:number-columns-repeated="16"/>
        </table:table-row>
        <table:table-row table:style-name="ro1">
          <table:table-cell office:value-type="string">
            <text:p>10.1111_nyas.13294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11_nyas.13294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11_nyas.13294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1048</text:p>
          </table:table-cell>
          <table:table-cell table:number-columns-repeated="16"/>
        </table:table-row>
        <table:table-row table:style-name="ro1">
          <table:table-cell office:value-type="string">
            <text:p>10.1136_bmjopen-2016-011048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1048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1048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1048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1048/pdftable</text:p>
          </table:table-cell>
          <table:table-cell office:value-type="string">
            <text:p>doubleTable5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2330</text:p>
          </table:table-cell>
          <table:table-cell table:number-columns-repeated="16"/>
        </table:table-row>
        <table:table-row table:style-name="ro1">
          <table:table-cell office:value-type="string">
            <text:p>10.1136_bmjopen-2016-012330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2330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2330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2330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2330/pdftable</text:p>
          </table:table-cell>
          <table:table-cell office:value-type="string">
            <text:p>doubleTable5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3045</text:p>
          </table:table-cell>
          <table:table-cell table:number-columns-repeated="16"/>
        </table:table-row>
        <table:table-row table:style-name="ro1">
          <table:table-cell office:value-type="string">
            <text:p>10.1136_bmjopen-2016-013045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3045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3045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136_bmjopen-2016-013045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1136_jech-2014-204984</text:p>
          </table:table-cell>
          <table:table-cell table:number-columns-repeated="16"/>
        </table:table-row>
        <table:table-row table:style-name="ro1">
          <table:table-cell office:value-type="string">
            <text:p>10.1136_jech-2014-204984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36_jech-2014-204984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36_jech-2014-204984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136_jech-2015-206665</text:p>
          </table:table-cell>
          <table:table-cell table:number-columns-repeated="16"/>
        </table:table-row>
        <table:table-row table:style-name="ro1">
          <table:table-cell office:value-type="string">
            <text:p>10.1136_jech-2015-206665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36_jech-2015-206665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2">
          <table:table-cell office:value-type="string">
            <text:p>10.1179_1743132812Y.0000000071</text:p>
          </table:table-cell>
          <table:table-cell table:number-columns-repeated="16"/>
        </table:table-row>
        <table:table-row table:style-name="ro1">
          <table:table-cell office:value-type="string">
            <text:p>10.1179_1743132812Y.0000000071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79_1743132812Y.0000000071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79_1743132812Y.0000000071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179_1743132812Y.0000000071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1179_1743132812Y.0000000071/pdftable</text:p>
          </table:table-cell>
          <table:table-cell office:value-type="string">
            <text:p>doubleTable5.html</text:p>
          </table:table-cell>
          <table:table-cell table:number-columns-repeated="15"/>
        </table:table-row>
        <table:table-row table:style-name="ro2">
          <table:table-cell office:value-type="string">
            <text:p>10.1179_1743132815Y.0000000036</text:p>
          </table:table-cell>
          <table:table-cell table:number-columns-repeated="16"/>
        </table:table-row>
        <table:table-row table:style-name="ro1">
          <table:table-cell office:value-type="string">
            <text:p>10.1179_1743132815Y.0000000036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79_1743132815Y.0000000036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79_1743132815Y.0000000036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179_1743132815Y.0000000036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1179_1743132815Y.0000000036/pdftable</text:p>
          </table:table-cell>
          <table:table-cell office:value-type="string">
            <text:p>doubleTable5.html</text:p>
          </table:table-cell>
          <table:table-cell table:number-columns-repeated="15"/>
        </table:table-row>
        <table:table-row table:style-name="ro1">
          <table:table-cell office:value-type="string">
            <text:p>10.1179_1743132815Y.0000000036/pdftable</text:p>
          </table:table-cell>
          <table:table-cell office:value-type="string">
            <text:p>doubleTable6.html</text:p>
          </table:table-cell>
          <table:table-cell table:number-columns-repeated="15"/>
        </table:table-row>
        <table:table-row table:style-name="ro2">
          <table:table-cell office:value-type="string">
            <text:p>10.1179_1743132815Y.0000000050</text:p>
          </table:table-cell>
          <table:table-cell table:number-columns-repeated="16"/>
        </table:table-row>
        <table:table-row table:style-name="ro1">
          <table:table-cell office:value-type="string">
            <text:p>10.1179_1743132815Y.0000000050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79_1743132815Y.0000000050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79_1743132815Y.0000000050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179_1743132815Y.0000000050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1179_1743132815Y.0000000050/pdftable</text:p>
          </table:table-cell>
          <table:table-cell office:value-type="string">
            <text:p>doubleTable5.html</text:p>
          </table:table-cell>
          <table:table-cell table:number-columns-repeated="15"/>
        </table:table-row>
        <table:table-row table:style-name="ro2">
          <table:table-cell office:value-type="string">
            <text:p>10.1186_1471-2431-13-190</text:p>
          </table:table-cell>
          <table:table-cell table:number-columns-repeated="16"/>
        </table:table-row>
        <table:table-row table:style-name="ro1">
          <table:table-cell office:value-type="string">
            <text:p>10.1186_1471-2431-13-190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2">
          <table:table-cell office:value-type="string">
            <text:p>10.1186_1471-2458-12-740</text:p>
          </table:table-cell>
          <table:table-cell table:number-columns-repeated="16"/>
        </table:table-row>
        <table:table-row table:style-name="ro1">
          <table:table-cell office:value-type="string">
            <text:p>10.1186_1471-2458-12-740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2">
          <table:table-cell office:value-type="string">
            <text:p>10.1186_1471-2458-9-122</text:p>
          </table:table-cell>
          <table:table-cell table:number-columns-repeated="16"/>
        </table:table-row>
        <table:table-row table:style-name="ro1">
          <table:table-cell office:value-type="string">
            <text:p>10.1186_1471-2458-9-122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86_1471-2458-9-122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86_1471-2458-9-122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2">
          <table:table-cell office:value-type="string">
            <text:p>10.1186_1741-7015-11-207</text:p>
          </table:table-cell>
          <table:table-cell table:number-columns-repeated="16"/>
        </table:table-row>
        <table:table-row table:style-name="ro1">
          <table:table-cell office:value-type="string">
            <text:p>10.1186_1741-7015-11-207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86_1741-7015-11-207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86_1741-7015-11-207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2">
          <table:table-cell office:value-type="string">
            <text:p>10.1186_s12916-014-0161-y</text:p>
          </table:table-cell>
          <table:table-cell table:number-columns-repeated="16"/>
        </table:table-row>
        <table:table-row table:style-name="ro1">
          <table:table-cell office:value-type="string">
            <text:p>10.1186_s12916-014-0161-y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186_s12916-014-0161-y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186_s12916-014-0161-y/pdftable</text:p>
          </table:table-cell>
          <table:table-cell office:value-type="string">
            <text:p>doubleTable2cont.html</text:p>
          </table:table-cell>
          <table:table-cell table:number-columns-repeated="15"/>
        </table:table-row>
        <table:table-row table:style-name="ro1">
          <table:table-cell office:value-type="string">
            <text:p>10.1186_s12916-014-0161-y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186_s12916-014-0161-y/pdftable</text:p>
          </table:table-cell>
          <table:table-cell office:value-type="string">
            <text:p>doubleTable3cont.html</text:p>
          </table:table-cell>
          <table:table-cell table:number-columns-repeated="15"/>
        </table:table-row>
        <table:table-row table:style-name="ro1">
          <table:table-cell office:value-type="string">
            <text:p>10.1186_s12916-014-0161-y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1186_s12916-014-0161-y/pdftable</text:p>
          </table:table-cell>
          <table:table-cell office:value-type="string">
            <text:p>doubleTable4cont.html</text:p>
          </table:table-cell>
          <table:table-cell table:number-columns-repeated="15"/>
        </table:table-row>
        <table:table-row table:style-name="ro1">
          <table:table-cell office:value-type="string">
            <text:p>10.1186_s12916-014-0161-y/pdftable</text:p>
          </table:table-cell>
          <table:table-cell office:value-type="string">
            <text:p>doubleTable5.html</text:p>
          </table:table-cell>
          <table:table-cell table:number-columns-repeated="15"/>
        </table:table-row>
        <table:table-row table:style-name="ro1">
          <table:table-cell office:value-type="string">
            <text:p>10.1186_s12916-014-0161-y/pdftable</text:p>
          </table:table-cell>
          <table:table-cell office:value-type="string">
            <text:p>doubleTable6.html</text:p>
          </table:table-cell>
          <table:table-cell table:number-columns-repeated="15"/>
        </table:table-row>
        <table:table-row table:style-name="ro1">
          <table:table-cell office:value-type="string">
            <text:p>10.1186_s12916-014-0161-y/pdftable</text:p>
          </table:table-cell>
          <table:table-cell office:value-type="string">
            <text:p>doubleTable7.html</text:p>
          </table:table-cell>
          <table:table-cell table:number-columns-repeated="15"/>
        </table:table-row>
        <table:table-row table:style-name="ro2">
          <table:table-cell office:value-type="string">
            <text:p>10.1186_s12974-016-0542-6</text:p>
          </table:table-cell>
          <table:table-cell table:number-columns-repeated="16"/>
        </table:table-row>
        <table:table-row table:style-name="ro1">
          <table:table-cell office:value-type="string">
            <text:p>10.1186_s12974-016-0542-6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371_journal.pbio.1000481</text:p>
          </table:table-cell>
          <table:table-cell table:number-columns-repeated="16"/>
        </table:table-row>
        <table:table-row table:style-name="ro1">
          <table:table-cell office:value-type="string">
            <text:p>10.1371_journal.pbio.1000481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371_journal.pbio.1000481/pdftable</text:p>
          </table:table-cell>
          <table:table-cell office:value-type="string">
            <text:p>doubleTable1edited.html</text:p>
          </table:table-cell>
          <table:table-cell table:number-columns-repeated="15"/>
        </table:table-row>
        <table:table-row table:style-name="ro1">
          <table:table-cell office:value-type="string">
            <text:p>10.1371_journal.pbio.1001952</text:p>
          </table:table-cell>
          <table:table-cell table:number-columns-repeated="16"/>
        </table:table-row>
        <table:table-row table:style-name="ro1">
          <table:table-cell office:value-type="string">
            <text:p>10.1371_journal.pbio.1001952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371_journal.pbio.1001952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2">
          <table:table-cell office:value-type="string">
            <text:p>10.1371_journal.pone.0148292</text:p>
          </table:table-cell>
          <table:table-cell table:number-columns-repeated="16"/>
        </table:table-row>
        <table:table-row table:style-name="ro1">
          <table:table-cell office:value-type="string">
            <text:p>10.1371_journal.pone.0148292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371_journal.pone.0148292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2">
          <table:table-cell office:value-type="string">
            <text:p>10.1371_journal.pone.0155834</text:p>
          </table:table-cell>
          <table:table-cell table:number-columns-repeated="16"/>
        </table:table-row>
        <table:table-row table:style-name="ro1">
          <table:table-cell office:value-type="string">
            <text:p>10.1371_journal.pone.0155834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371_journal.pone.0155834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371_journal.pone.0155834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2">
          <table:table-cell office:value-type="string">
            <text:p>10.1371_journal.pone.0169976</text:p>
          </table:table-cell>
          <table:table-cell table:number-columns-repeated="16"/>
        </table:table-row>
        <table:table-row table:style-name="ro1">
          <table:table-cell office:value-type="string">
            <text:p>10.1371_journal.pone.0169976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1371_journal.pone.0169976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1371_journal.pone.0169976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1371_journal.pone.0169976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1371_journal.pone.0169976/pdftable</text:p>
          </table:table-cell>
          <table:table-cell office:value-type="string">
            <text:p>doubleTable4cont.html</text:p>
          </table:table-cell>
          <table:table-cell table:number-columns-repeated="15"/>
        </table:table-row>
        <table:table-row table:style-name="ro2">
          <table:table-cell office:value-type="string">
            <text:p>10.3109_00207454.2013.803104</text:p>
          </table:table-cell>
          <table:table-cell table:number-columns-repeated="16"/>
        </table:table-row>
        <table:table-row table:style-name="ro1">
          <table:table-cell office:value-type="string">
            <text:p>10.3109_00207454.2013.803104/pdftable</text:p>
          </table:table-cell>
          <table:table-cell office:value-type="string">
            <text:p>doubleTable1.html</text:p>
          </table:table-cell>
          <table:table-cell table:number-columns-repeated="15"/>
        </table:table-row>
        <table:table-row table:style-name="ro1">
          <table:table-cell office:value-type="string">
            <text:p>10.3109_00207454.2013.803104/pdftable</text:p>
          </table:table-cell>
          <table:table-cell office:value-type="string">
            <text:p>doubleTable2.html</text:p>
          </table:table-cell>
          <table:table-cell table:number-columns-repeated="15"/>
        </table:table-row>
        <table:table-row table:style-name="ro1">
          <table:table-cell office:value-type="string">
            <text:p>10.3109_00207454.2013.803104/pdftable</text:p>
          </table:table-cell>
          <table:table-cell office:value-type="string">
            <text:p>doubleTable3.html</text:p>
          </table:table-cell>
          <table:table-cell table:number-columns-repeated="15"/>
        </table:table-row>
        <table:table-row table:style-name="ro1">
          <table:table-cell office:value-type="string">
            <text:p>10.3109_00207454.2013.803104/pdftable</text:p>
          </table:table-cell>
          <table:table-cell office:value-type="string">
            <text:p>doubleTable4.html</text:p>
          </table:table-cell>
          <table:table-cell table:number-columns-repeated="15"/>
        </table:table-row>
        <table:table-row table:style-name="ro1">
          <table:table-cell office:value-type="string">
            <text:p>10.3109_00207454.2013.803104/pdftable</text:p>
          </table:table-cell>
          <table:table-cell office:value-type="string">
            <text:p>doubleTable5.html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1/02/2017</text:date>, <text:time>23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1T23:06:39</dc:date>
    <dc:creator>Peter Murray-Rust</dc:creator>
    <meta:document-statistic meta:table-count="1" meta:cell-count="499" meta:object-count="0"/>
    <meta:generator>OpenOffice/4.1.3$Unix OpenOffice.org_project/413m1$Build-9783</meta:generator>
  </office:meta>
</office:document-meta>
</file>